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17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0874in"/>
    </style:style>
    <style:style style:name="co8" style:family="table-column">
      <style:table-column-properties fo:break-before="auto" style:column-width="1.1661in"/>
    </style:style>
    <style:style style:name="co9" style:family="table-column">
      <style:table-column-properties fo:break-before="auto" style:column-width="0.8244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0.839in"/>
    </style:style>
    <style:style style:name="co13" style:family="table-column">
      <style:table-column-properties fo:break-before="auto" style:column-width="0.789in"/>
    </style:style>
    <style:style style:name="co14" style:family="table-column">
      <style:table-column-properties fo:break-before="auto" style:column-width="1.0091in"/>
    </style:style>
    <style:style style:name="co15" style:family="table-column">
      <style:table-column-properties fo:break-before="auto" style:column-width="0.5689in"/>
    </style:style>
    <style:style style:name="co16" style:family="table-column">
      <style:table-column-properties fo:break-before="auto" style:column-width="1.0453in"/>
    </style:style>
    <style:style style:name="co17" style:family="table-column">
      <style:table-column-properties fo:break-before="auto" style:column-width="0.9098in"/>
    </style:style>
    <style:style style:name="co18" style:family="table-column">
      <style:table-column-properties fo:break-before="auto" style:column-width="0.9028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0.3839in"/>
    </style:style>
    <style:style style:name="co23" style:family="table-column">
      <style:table-column-properties fo:break-before="auto" style:column-width="0.5256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2654in"/>
    </style:style>
    <style:style style:name="co26" style:family="table-column">
      <style:table-column-properties fo:break-before="auto" style:column-width="0.7252in"/>
    </style:style>
    <style:style style:name="co27" style:family="table-column">
      <style:table-column-properties fo:break-before="auto" style:column-width="0.6965in"/>
    </style:style>
    <style:style style:name="co28" style:family="table-column">
      <style:table-column-properties fo:break-before="auto" style:column-width="0.8957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style>
    <style:style style:name="ce5" style:family="table-cell" style:parent-style-name="Default">
      <style:text-properties style:font-name="Arial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992" table:default-cell-style-name="Default"/>
        <table:table-row table:style-name="ro1">
          <table:table-cell office:value-type="string">
            <text:p>Date (MM/DD/YYYY)</text:p>
          </table:table-cell>
          <table:table-cell office:value-type="string">
            <text:p>Time (HH:mm:ss)</text:p>
          </table:table-cell>
          <table:table-cell office:value-type="string">
            <text:p>Time (Fract. Sec)</text:p>
          </table:table-cell>
          <table:table-cell office:value-type="string">
            <text:p>Site Name</text:p>
          </table:table-cell>
          <table:table-cell office:value-type="string">
            <text:p>Chlorophyll RFU</text:p>
          </table:table-cell>
          <table:table-cell table:style-name="ce2" office:value-type="string">
            <text:p>Chlorophyll ug/L</text:p>
          </table:table-cell>
          <table:table-cell office:value-type="string">
            <text:p>Cond µS/cm</text:p>
          </table:table-cell>
          <table:table-cell table:style-name="ce2" office:value-type="string">
            <text:p>Depth m</text:p>
          </table:table-cell>
          <table:table-cell table:style-name="ce2" office:value-type="string">
            <text:p>fDOM QSU</text:p>
          </table:table-cell>
          <table:table-cell office:value-type="string">
            <text:p>fDOM RFU</text:p>
          </table:table-cell>
          <table:table-cell office:value-type="string">
            <text:p>nLF Cond µS/cm</text:p>
          </table:table-cell>
          <table:table-cell office:value-type="string">
            <text:p>ODO % sat</text:p>
          </table:table-cell>
          <table:table-cell office:value-type="string">
            <text:p>ODO % CB</text:p>
          </table:table-cell>
          <table:table-cell table:style-name="ce2" office:value-type="string">
            <text:p>ODO mg/L</text:p>
          </table:table-cell>
          <table:table-cell office:value-type="string">
            <text:p>Pressure psi a</text:p>
          </table:table-cell>
          <table:table-cell office:value-type="string">
            <text:p>Sal psu</text:p>
          </table:table-cell>
          <table:table-cell office:value-type="string">
            <text:p>SpCond µS/cm</text:p>
          </table:table-cell>
          <table:table-cell office:value-type="string">
            <text:p>TAL PE RFU</text:p>
          </table:table-cell>
          <table:table-cell office:value-type="string">
            <text:p>TAL PE ug/L</text:p>
          </table:table-cell>
          <table:table-cell office:value-type="string">
            <text:p>TDS mg/L</text:p>
          </table:table-cell>
          <table:table-cell table:style-name="ce2" office:value-type="string">
            <text:p>Turbidity FNU</text:p>
          </table:table-cell>
          <table:table-cell office:value-type="string">
            <text:p>TSS mg/L</text:p>
          </table:table-cell>
          <table:table-cell office:value-type="string">
            <text:p>pH</text:p>
          </table:table-cell>
          <table:table-cell office:value-type="string">
            <text:p>pH mV</text:p>
          </table:table-cell>
          <table:table-cell table:style-name="ce2" office:value-type="string">
            <text:p>Temp °C</text:p>
          </table:table-cell>
          <table:table-cell office:value-type="string">
            <text:p>Vertical Position m</text:p>
          </table:table-cell>
          <table:table-cell office:value-type="string">
            <text:p>GPS Latitude °</text:p>
          </table:table-cell>
          <table:table-cell office:value-type="string">
            <text:p>GPS Longitude °</text:p>
          </table:table-cell>
          <table:table-cell office:value-type="string">
            <text:p>Altitude m</text:p>
          </table:table-cell>
          <table:table-cell office:value-type="string">
            <text:p>Battery V</text:p>
          </table:table-cell>
          <table:table-cell office:value-type="string">
            <text:p>Cable Pwr V</text:p>
          </table:table-cell>
          <table:table-cell office:value-type="string">
            <text:p>Barometer mmHg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1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19">
            <text:p>0.19</text:p>
          </table:table-cell>
          <table:table-cell table:style-name="ce2" office:value-type="float" office:value="0.82">
            <text:p>0.82</text:p>
          </table:table-cell>
          <table:table-cell office:value-type="float" office:value="92.8">
            <text:p>92.8</text:p>
          </table:table-cell>
          <table:table-cell table:style-name="ce2" office:value-type="float" office:value="-1.002">
            <text:p>-1.002</text:p>
          </table:table-cell>
          <table:table-cell table:style-name="ce2" office:value-type="float" office:value="-0.66">
            <text:p>-0.66</text:p>
          </table:table-cell>
          <table:table-cell office:value-type="float" office:value="-0.21">
            <text:p>-0.21</text:p>
          </table:table-cell>
          <table:table-cell office:value-type="float" office:value="74.7">
            <text:p>74.7</text:p>
          </table:table-cell>
          <table:table-cell table:number-columns-repeated="2" office:value-type="float" office:value="105.3">
            <text:p>105.3</text:p>
          </table:table-cell>
          <table:table-cell table:style-name="ce2" office:value-type="float" office:value="7.19">
            <text:p>7.19</text:p>
          </table:table-cell>
          <table:table-cell office:value-type="float" office:value="-1.416">
            <text:p>-1.416</text:p>
          </table:table-cell>
          <table:table-cell office:value-type="float" office:value="0.03">
            <text:p>0.03</text:p>
          </table:table-cell>
          <table:table-cell office:value-type="float" office:value="76.6">
            <text:p>76.6</text:p>
          </table:table-cell>
          <table:table-cell office:value-type="float" office:value="1.69">
            <text:p>1.69</text:p>
          </table:table-cell>
          <table:table-cell office:value-type="float" office:value="4.64">
            <text:p>4.64</text:p>
          </table:table-cell>
          <table:table-cell office:value-type="float" office:value="50">
            <text:p>50</text:p>
          </table:table-cell>
          <table:table-cell table:style-name="ce2"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6.14">
            <text:p>6.14</text:p>
          </table:table-cell>
          <table:table-cell office:value-type="float" office:value="30">
            <text:p>30</text:p>
          </table:table-cell>
          <table:table-cell table:style-name="ce2" office:value-type="float" office:value="36.077">
            <text:p>36.077</text:p>
          </table:table-cell>
          <table:table-cell office:value-type="float" office:value="-0.993">
            <text:p>-0.993</text:p>
          </table:table-cell>
          <table:table-cell office:value-type="float" office:value="25.91222">
            <text:p>25.91222</text:p>
          </table:table-cell>
          <table:table-cell office:value-type="float" office:value="-80.13731">
            <text:p>-80.13731</text:p>
          </table:table-cell>
          <table:table-cell office:value-type="float" office:value="1.7">
            <text:p>1.7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2.4">
            <text:p>1452.4</text:p>
          </table:table-cell>
          <table:table-cell table:number-columns-repeated="992"/>
        </table:table-row>
        <table:table-row table:style-name="ro1">
          <table:table-cell table:style-name="ce1" office:value-type="string">
            <text:p>10/7/22</text:p>
          </table:table-cell>
          <table:table-cell table:style-name="ce1" office:value-type="string">
            <text:p>12:02:0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0.35">
            <text:p>0.35</text:p>
          </table:table-cell>
          <table:table-cell table:style-name="ce3" office:value-type="float" office:value="1.5">
            <text:p>1.5</text:p>
          </table:table-cell>
          <table:table-cell table:style-name="ce1" office:value-type="float" office:value="55200.5">
            <text:p>55200.5</text:p>
          </table:table-cell>
          <table:table-cell table:style-name="ce3" office:value-type="float" office:value="0.244">
            <text:p>0.244</text:p>
          </table:table-cell>
          <table:table-cell table:style-name="ce3" office:value-type="float" office:value="8.56">
            <text:p>8.56</text:p>
          </table:table-cell>
          <table:table-cell table:style-name="ce1" office:value-type="float" office:value="2.86">
            <text:p>2.86</text:p>
          </table:table-cell>
          <table:table-cell table:style-name="ce1" office:value-type="float" office:value="51731.8">
            <text:p>51731.8</text:p>
          </table:table-cell>
          <table:table-cell table:number-columns-repeated="2" table:style-name="ce1" office:value-type="float" office:value="84.3">
            <text:p>84.3</text:p>
          </table:table-cell>
          <table:table-cell table:style-name="ce3" office:value-type="float" office:value="5.44">
            <text:p>5.44</text:p>
          </table:table-cell>
          <table:table-cell table:style-name="ce1" office:value-type="float" office:value="0.355">
            <text:p>0.355</text:p>
          </table:table-cell>
          <table:table-cell table:style-name="ce1" office:value-type="float" office:value="34.18">
            <text:p>34.18</text:p>
          </table:table-cell>
          <table:table-cell table:style-name="ce1" office:value-type="float" office:value="52070.8">
            <text:p>52070.8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2.23">
            <text:p>2.23</text:p>
          </table:table-cell>
          <table:table-cell table:style-name="ce1" office:value-type="float" office:value="33846">
            <text:p>33846</text:p>
          </table:table-cell>
          <table:table-cell table:style-name="ce3" office:value-type="float" office:value="0.8">
            <text:p>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74">
            <text:p>7.74</text:p>
          </table:table-cell>
          <table:table-cell table:style-name="ce1" office:value-type="float" office:value="-68.1">
            <text:p>-68.1</text:p>
          </table:table-cell>
          <table:table-cell table:style-name="ce3" office:value-type="float" office:value="28.147">
            <text:p>28.147</text:p>
          </table:table-cell>
          <table:table-cell table:style-name="ce1" office:value-type="float" office:value="0.247">
            <text:p>0.247</text:p>
          </table:table-cell>
          <table:table-cell table:style-name="ce1" office:value-type="float" office:value="25.91221">
            <text:p>25.91221</text:p>
          </table:table-cell>
          <table:table-cell table:style-name="ce1" office:value-type="float" office:value="-80.1373">
            <text:p>-80.1373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5.82">
            <text:p>5.82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52.4">
            <text:p>1452.4</text:p>
          </table:table-cell>
          <table:table-cell table:style-name="ce1"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2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35">
            <text:p>0.35</text:p>
          </table:table-cell>
          <table:table-cell table:style-name="ce2" office:value-type="float" office:value="1.47">
            <text:p>1.47</text:p>
          </table:table-cell>
          <table:table-cell office:value-type="float" office:value="55739.6">
            <text:p>55739.6</text:p>
          </table:table-cell>
          <table:table-cell table:style-name="ce2" office:value-type="float" office:value="1.147">
            <text:p>1.147</text:p>
          </table:table-cell>
          <table:table-cell table:style-name="ce2" office:value-type="float" office:value="6.5">
            <text:p>6.5</text:p>
          </table:table-cell>
          <table:table-cell office:value-type="float" office:value="2.17">
            <text:p>2.17</text:p>
          </table:table-cell>
          <table:table-cell office:value-type="float" office:value="52462.1">
            <text:p>52462.1</text:p>
          </table:table-cell>
          <table:table-cell table:number-columns-repeated="2" office:value-type="float" office:value="92.9">
            <text:p>92.9</text:p>
          </table:table-cell>
          <table:table-cell table:style-name="ce2" office:value-type="float" office:value="6">
            <text:p>6</text:p>
          </table:table-cell>
          <table:table-cell office:value-type="float" office:value="1.668">
            <text:p>1.668</text:p>
          </table:table-cell>
          <table:table-cell office:value-type="float" office:value="34.71">
            <text:p>34.71</text:p>
          </table:table-cell>
          <table:table-cell office:value-type="float" office:value="52781.4">
            <text:p>52781.4</text:p>
          </table:table-cell>
          <table:table-cell office:value-type="float" office:value="0.55">
            <text:p>0.55</text:p>
          </table:table-cell>
          <table:table-cell office:value-type="float" office:value="1.52">
            <text:p>1.52</text:p>
          </table:table-cell>
          <table:table-cell office:value-type="float" office:value="34308">
            <text:p>34308</text:p>
          </table:table-cell>
          <table:table-cell table:style-name="ce2"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7.77">
            <text:p>7.77</text:p>
          </table:table-cell>
          <table:table-cell office:value-type="float" office:value="-69.7">
            <text:p>-69.7</text:p>
          </table:table-cell>
          <table:table-cell table:style-name="ce2" office:value-type="float" office:value="27.931">
            <text:p>27.931</text:p>
          </table:table-cell>
          <table:table-cell office:value-type="float" office:value="1.154">
            <text:p>1.154</text:p>
          </table:table-cell>
          <table:table-cell office:value-type="float" office:value="25.9122">
            <text:p>25.9122</text:p>
          </table:table-cell>
          <table:table-cell office:value-type="float" office:value="-80.1373">
            <text:p>-80.1373</text:p>
          </table:table-cell>
          <table:table-cell office:value-type="float" office:value="2">
            <text:p>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2.3">
            <text:p>1452.3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2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34">
            <text:p>0.34</text:p>
          </table:table-cell>
          <table:table-cell table:style-name="ce2" office:value-type="float" office:value="1.45">
            <text:p>1.45</text:p>
          </table:table-cell>
          <table:table-cell office:value-type="float" office:value="55611.6">
            <text:p>55611.6</text:p>
          </table:table-cell>
          <table:table-cell table:style-name="ce2" office:value-type="float" office:value="1.425">
            <text:p>1.425</text:p>
          </table:table-cell>
          <table:table-cell table:style-name="ce2" office:value-type="float" office:value="5.79">
            <text:p>5.79</text:p>
          </table:table-cell>
          <table:table-cell office:value-type="float" office:value="1.94">
            <text:p>1.94</text:p>
          </table:table-cell>
          <table:table-cell office:value-type="float" office:value="52465">
            <text:p>52465</text:p>
          </table:table-cell>
          <table:table-cell table:number-columns-repeated="2" office:value-type="float" office:value="95.8">
            <text:p>95.8</text:p>
          </table:table-cell>
          <table:table-cell table:style-name="ce2" office:value-type="float" office:value="6.2">
            <text:p>6.2</text:p>
          </table:table-cell>
          <table:table-cell office:value-type="float" office:value="2.072">
            <text:p>2.072</text:p>
          </table:table-cell>
          <table:table-cell office:value-type="float" office:value="34.71">
            <text:p>34.71</text:p>
          </table:table-cell>
          <table:table-cell office:value-type="float" office:value="52771.2">
            <text:p>52771.2</text:p>
          </table:table-cell>
          <table:table-cell office:value-type="float" office:value="0.62">
            <text:p>0.62</text:p>
          </table:table-cell>
          <table:table-cell office:value-type="float" office:value="1.72">
            <text:p>1.72</text:p>
          </table:table-cell>
          <table:table-cell office:value-type="float" office:value="34301">
            <text:p>34301</text:p>
          </table:table-cell>
          <table:table-cell table:style-name="ce2"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7.79">
            <text:p>7.79</text:p>
          </table:table-cell>
          <table:table-cell office:value-type="float" office:value="-71.2">
            <text:p>-71.2</text:p>
          </table:table-cell>
          <table:table-cell table:style-name="ce2" office:value-type="float" office:value="27.817">
            <text:p>27.817</text:p>
          </table:table-cell>
          <table:table-cell office:value-type="float" office:value="1.699">
            <text:p>1.699</text:p>
          </table:table-cell>
          <table:table-cell office:value-type="float" office:value="25.9122">
            <text:p>25.9122</text:p>
          </table:table-cell>
          <table:table-cell office:value-type="float" office:value="-80.13729">
            <text:p>-80.13729</text:p>
          </table:table-cell>
          <table:table-cell office:value-type="float" office:value="2.5">
            <text:p>2.5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2.3">
            <text:p>1452.3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2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43">
            <text:p>0.43</text:p>
          </table:table-cell>
          <table:table-cell table:style-name="ce2" office:value-type="float" office:value="1.82">
            <text:p>1.82</text:p>
          </table:table-cell>
          <table:table-cell office:value-type="float" office:value="55669">
            <text:p>55669</text:p>
          </table:table-cell>
          <table:table-cell table:style-name="ce2" office:value-type="float" office:value="2.422">
            <text:p>2.422</text:p>
          </table:table-cell>
          <table:table-cell table:style-name="ce2" office:value-type="float" office:value="5.89">
            <text:p>5.89</text:p>
          </table:table-cell>
          <table:table-cell office:value-type="float" office:value="1.97">
            <text:p>1.97</text:p>
          </table:table-cell>
          <table:table-cell office:value-type="float" office:value="52496.6">
            <text:p>52496.6</text:p>
          </table:table-cell>
          <table:table-cell table:number-columns-repeated="2" office:value-type="float" office:value="96.2">
            <text:p>96.2</text:p>
          </table:table-cell>
          <table:table-cell table:style-name="ce2" office:value-type="float" office:value="6.22">
            <text:p>6.22</text:p>
          </table:table-cell>
          <table:table-cell office:value-type="float" office:value="3.521">
            <text:p>3.521</text:p>
          </table:table-cell>
          <table:table-cell office:value-type="float" office:value="34.73">
            <text:p>34.73</text:p>
          </table:table-cell>
          <table:table-cell office:value-type="float" office:value="52805.3">
            <text:p>52805.3</text:p>
          </table:table-cell>
          <table:table-cell office:value-type="float" office:value="0.76">
            <text:p>0.76</text:p>
          </table:table-cell>
          <table:table-cell office:value-type="float" office:value="2.09">
            <text:p>2.09</text:p>
          </table:table-cell>
          <table:table-cell office:value-type="float" office:value="34323">
            <text:p>34323</text:p>
          </table:table-cell>
          <table:table-cell table:style-name="ce2" office:value-type="float" office:value="2.86">
            <text:p>2.86</text:p>
          </table:table-cell>
          <table:table-cell office:value-type="float" office:value="0">
            <text:p>0</text:p>
          </table:table-cell>
          <table:table-cell office:value-type="float" office:value="7.79">
            <text:p>7.79</text:p>
          </table:table-cell>
          <table:table-cell office:value-type="float" office:value="-71.4">
            <text:p>-71.4</text:p>
          </table:table-cell>
          <table:table-cell table:style-name="ce2" office:value-type="float" office:value="27.84">
            <text:p>27.84</text:p>
          </table:table-cell>
          <table:table-cell office:value-type="float" office:value="2.437">
            <text:p>2.437</text:p>
          </table:table-cell>
          <table:table-cell office:value-type="float" office:value="25.91219">
            <text:p>25.91219</text:p>
          </table:table-cell>
          <table:table-cell office:value-type="float" office:value="-80.13729">
            <text:p>-80.13729</text:p>
          </table:table-cell>
          <table:table-cell office:value-type="float" office:value="2.3">
            <text:p>2.3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2.3">
            <text:p>1452.3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3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16">
            <text:p>1.16</text:p>
          </table:table-cell>
          <table:table-cell table:style-name="ce2" office:value-type="float" office:value="4.84">
            <text:p>4.84</text:p>
          </table:table-cell>
          <table:table-cell office:value-type="float" office:value="55844.3">
            <text:p>55844.3</text:p>
          </table:table-cell>
          <table:table-cell table:style-name="ce2" office:value-type="float" office:value="2.732">
            <text:p>2.732</text:p>
          </table:table-cell>
          <table:table-cell table:style-name="ce2" office:value-type="float" office:value="6.2">
            <text:p>6.2</text:p>
          </table:table-cell>
          <table:table-cell office:value-type="float" office:value="2.08">
            <text:p>2.08</text:p>
          </table:table-cell>
          <table:table-cell office:value-type="float" office:value="52585.9">
            <text:p>52585.9</text:p>
          </table:table-cell>
          <table:table-cell table:number-columns-repeated="2" office:value-type="float" office:value="94.2">
            <text:p>94.2</text:p>
          </table:table-cell>
          <table:table-cell table:style-name="ce2" office:value-type="float" office:value="6.08">
            <text:p>6.08</text:p>
          </table:table-cell>
          <table:table-cell office:value-type="float" office:value="3.972">
            <text:p>3.972</text:p>
          </table:table-cell>
          <table:table-cell office:value-type="float" office:value="34.8">
            <text:p>34.8</text:p>
          </table:table-cell>
          <table:table-cell office:value-type="float" office:value="52903.4">
            <text:p>52903.4</text:p>
          </table:table-cell>
          <table:table-cell office:value-type="float" office:value="2.43">
            <text:p>2.43</text:p>
          </table:table-cell>
          <table:table-cell office:value-type="float" office:value="6.66">
            <text:p>6.66</text:p>
          </table:table-cell>
          <table:table-cell office:value-type="float" office:value="34387">
            <text:p>34387</text:p>
          </table:table-cell>
          <table:table-cell table:style-name="ce2" office:value-type="float" office:value="78.31">
            <text:p>78.31</text:p>
          </table:table-cell>
          <table:table-cell office:value-type="float" office:value="0">
            <text:p>0</text:p>
          </table:table-cell>
          <table:table-cell office:value-type="float" office:value="7.79">
            <text:p>7.79</text:p>
          </table:table-cell>
          <table:table-cell office:value-type="float" office:value="-71.3">
            <text:p>-71.3</text:p>
          </table:table-cell>
          <table:table-cell table:style-name="ce2" office:value-type="float" office:value="27.911">
            <text:p>27.911</text:p>
          </table:table-cell>
          <table:table-cell office:value-type="float" office:value="2.971">
            <text:p>2.971</text:p>
          </table:table-cell>
          <table:table-cell office:value-type="float" office:value="25.91218">
            <text:p>25.91218</text:p>
          </table:table-cell>
          <table:table-cell office:value-type="float" office:value="-80.13728">
            <text:p>-80.13728</text:p>
          </table:table-cell>
          <table:table-cell office:value-type="float" office:value="2.1">
            <text:p>2.1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2.2">
            <text:p>1452.2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3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1">
            <text:p>1.1</text:p>
          </table:table-cell>
          <table:table-cell table:style-name="ce2" office:value-type="float" office:value="4.59">
            <text:p>4.59</text:p>
          </table:table-cell>
          <table:table-cell office:value-type="float" office:value="55851.4">
            <text:p>55851.4</text:p>
          </table:table-cell>
          <table:table-cell table:style-name="ce2" office:value-type="float" office:value="2.886">
            <text:p>2.886</text:p>
          </table:table-cell>
          <table:table-cell table:style-name="ce2" office:value-type="float" office:value="7.29">
            <text:p>7.29</text:p>
          </table:table-cell>
          <table:table-cell office:value-type="float" office:value="2.44">
            <text:p>2.44</text:p>
          </table:table-cell>
          <table:table-cell office:value-type="float" office:value="52581.7">
            <text:p>52581.7</text:p>
          </table:table-cell>
          <table:table-cell table:number-columns-repeated="2" office:value-type="float" office:value="93.2">
            <text:p>93.2</text:p>
          </table:table-cell>
          <table:table-cell table:style-name="ce2" office:value-type="float" office:value="6.02">
            <text:p>6.02</text:p>
          </table:table-cell>
          <table:table-cell office:value-type="float" office:value="4.197">
            <text:p>4.197</text:p>
          </table:table-cell>
          <table:table-cell office:value-type="float" office:value="34.8">
            <text:p>34.8</text:p>
          </table:table-cell>
          <table:table-cell office:value-type="float" office:value="52900.3">
            <text:p>52900.3</text:p>
          </table:table-cell>
          <table:table-cell office:value-type="float" office:value="4.03">
            <text:p>4.03</text:p>
          </table:table-cell>
          <table:table-cell office:value-type="float" office:value="11.05">
            <text:p>11.05</text:p>
          </table:table-cell>
          <table:table-cell office:value-type="float" office:value="34385">
            <text:p>34385</text:p>
          </table:table-cell>
          <table:table-cell table:style-name="ce2" office:value-type="float" office:value="148.66">
            <text:p>148.66</text:p>
          </table:table-cell>
          <table:table-cell office:value-type="float" office:value="0">
            <text:p>0</text:p>
          </table:table-cell>
          <table:table-cell office:value-type="float" office:value="7.51">
            <text:p>7.51</text:p>
          </table:table-cell>
          <table:table-cell office:value-type="float" office:value="-54.1">
            <text:p>-54.1</text:p>
          </table:table-cell>
          <table:table-cell table:style-name="ce2" office:value-type="float" office:value="27.921">
            <text:p>27.921</text:p>
          </table:table-cell>
          <table:table-cell office:value-type="float" office:value="3.163">
            <text:p>3.163</text:p>
          </table:table-cell>
          <table:table-cell office:value-type="float" office:value="25.91217">
            <text:p>25.91217</text:p>
          </table:table-cell>
          <table:table-cell office:value-type="float" office:value="-80.13728">
            <text:p>-80.13728</text:p>
          </table:table-cell>
          <table:table-cell office:value-type="float" office:value="2.7">
            <text:p>2.7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2">
            <text:p>1452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3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4">
            <text:p>1.4</text:p>
          </table:table-cell>
          <table:table-cell table:style-name="ce2" office:value-type="float" office:value="5.84">
            <text:p>5.84</text:p>
          </table:table-cell>
          <table:table-cell office:value-type="float" office:value="55872.6">
            <text:p>55872.6</text:p>
          </table:table-cell>
          <table:table-cell table:style-name="ce2" office:value-type="float" office:value="3.12">
            <text:p>3.12</text:p>
          </table:table-cell>
          <table:table-cell table:style-name="ce2" office:value-type="float" office:value="7.24">
            <text:p>7.24</text:p>
          </table:table-cell>
          <table:table-cell office:value-type="float" office:value="2.42">
            <text:p>2.42</text:p>
          </table:table-cell>
          <table:table-cell office:value-type="float" office:value="52594.7">
            <text:p>52594.7</text:p>
          </table:table-cell>
          <table:table-cell table:number-columns-repeated="2" office:value-type="float" office:value="51.8">
            <text:p>51.8</text:p>
          </table:table-cell>
          <table:table-cell table:style-name="ce2" office:value-type="float" office:value="3.34">
            <text:p>3.34</text:p>
          </table:table-cell>
          <table:table-cell office:value-type="float" office:value="4.536">
            <text:p>4.536</text:p>
          </table:table-cell>
          <table:table-cell office:value-type="float" office:value="34.81">
            <text:p>34.81</text:p>
          </table:table-cell>
          <table:table-cell office:value-type="float" office:value="52914.1">
            <text:p>52914.1</text:p>
          </table:table-cell>
          <table:table-cell office:value-type="float" office:value="4.8">
            <text:p>4.8</text:p>
          </table:table-cell>
          <table:table-cell office:value-type="float" office:value="13.14">
            <text:p>13.14</text:p>
          </table:table-cell>
          <table:table-cell office:value-type="float" office:value="34394">
            <text:p>34394</text:p>
          </table:table-cell>
          <table:table-cell table:style-name="ce2" office:value-type="float" office:value="247.89">
            <text:p>247.89</text:p>
          </table:table-cell>
          <table:table-cell office:value-type="float" office:value="0">
            <text:p>0</text:p>
          </table:table-cell>
          <table:table-cell office:value-type="float" office:value="7.49">
            <text:p>7.49</text:p>
          </table:table-cell>
          <table:table-cell office:value-type="float" office:value="-53.2">
            <text:p>-53.2</text:p>
          </table:table-cell>
          <table:table-cell table:style-name="ce2" office:value-type="float" office:value="27.927">
            <text:p>27.927</text:p>
          </table:table-cell>
          <table:table-cell office:value-type="float" office:value="3.22">
            <text:p>3.22</text:p>
          </table:table-cell>
          <table:table-cell office:value-type="float" office:value="25.91216">
            <text:p>25.91216</text:p>
          </table:table-cell>
          <table:table-cell office:value-type="float" office:value="-80.13727">
            <text:p>-80.13727</text:p>
          </table:table-cell>
          <table:table-cell office:value-type="float" office:value="3.6">
            <text:p>3.6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9">
            <text:p>1451.9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3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92">
            <text:p>0.92</text:p>
          </table:table-cell>
          <table:table-cell table:style-name="ce2" office:value-type="float" office:value="3.86">
            <text:p>3.86</text:p>
          </table:table-cell>
          <table:table-cell office:value-type="float" office:value="55885.6">
            <text:p>55885.6</text:p>
          </table:table-cell>
          <table:table-cell table:style-name="ce2" office:value-type="float" office:value="3.206">
            <text:p>3.206</text:p>
          </table:table-cell>
          <table:table-cell table:style-name="ce2" office:value-type="float" office:value="6.59">
            <text:p>6.59</text:p>
          </table:table-cell>
          <table:table-cell office:value-type="float" office:value="2.2">
            <text:p>2.2</text:p>
          </table:table-cell>
          <table:table-cell office:value-type="float" office:value="52570.4">
            <text:p>52570.4</text:p>
          </table:table-cell>
          <table:table-cell table:number-columns-repeated="2" office:value-type="float" office:value="26.7">
            <text:p>26.7</text:p>
          </table:table-cell>
          <table:table-cell table:style-name="ce2" office:value-type="float" office:value="1.72">
            <text:p>1.72</text:p>
          </table:table-cell>
          <table:table-cell office:value-type="float" office:value="4.662">
            <text:p>4.662</text:p>
          </table:table-cell>
          <table:table-cell office:value-type="float" office:value="34.79">
            <text:p>34.79</text:p>
          </table:table-cell>
          <table:table-cell office:value-type="float" office:value="52893.6">
            <text:p>52893.6</text:p>
          </table:table-cell>
          <table:table-cell office:value-type="float" office:value="3.6">
            <text:p>3.6</text:p>
          </table:table-cell>
          <table:table-cell office:value-type="float" office:value="9.86">
            <text:p>9.86</text:p>
          </table:table-cell>
          <table:table-cell office:value-type="float" office:value="34381">
            <text:p>34381</text:p>
          </table:table-cell>
          <table:table-cell table:style-name="ce2" office:value-type="float" office:value="433.71">
            <text:p>433.71</text:p>
          </table:table-cell>
          <table:table-cell office:value-type="float" office:value="0">
            <text:p>0</text:p>
          </table:table-cell>
          <table:table-cell office:value-type="float" office:value="7.48">
            <text:p>7.48</text:p>
          </table:table-cell>
          <table:table-cell office:value-type="float" office:value="-52.1">
            <text:p>-52.1</text:p>
          </table:table-cell>
          <table:table-cell table:style-name="ce2" office:value-type="float" office:value="27.962">
            <text:p>27.962</text:p>
          </table:table-cell>
          <table:table-cell office:value-type="float" office:value="3.246">
            <text:p>3.246</text:p>
          </table:table-cell>
          <table:table-cell office:value-type="float" office:value="25.91216">
            <text:p>25.91216</text:p>
          </table:table-cell>
          <table:table-cell office:value-type="float" office:value="-80.13726">
            <text:p>-80.13726</text:p>
          </table:table-cell>
          <table:table-cell office:value-type="float" office:value="2.6">
            <text:p>2.6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2">
            <text:p>1452</text:p>
          </table:table-cell>
          <table:table-cell table:number-columns-repeated="992"/>
        </table:table-row>
        <table:table-row table:style-name="ro1">
          <table:table-cell table:style-name="ce1" office:value-type="string">
            <text:p>10/7/22</text:p>
          </table:table-cell>
          <table:table-cell table:style-name="ce1" office:value-type="string">
            <text:p>12:04:0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4.21">
            <text:p>4.21</text:p>
          </table:table-cell>
          <table:table-cell table:style-name="ce3" office:value-type="float" office:value="17.43">
            <text:p>17.43</text:p>
          </table:table-cell>
          <table:table-cell table:style-name="ce1" office:value-type="float" office:value="47890.6">
            <text:p>47890.6</text:p>
          </table:table-cell>
          <table:table-cell table:style-name="ce3" office:value-type="float" office:value="3.237">
            <text:p>3.237</text:p>
          </table:table-cell>
          <table:table-cell table:style-name="ce3" office:value-type="float" office:value="13.98">
            <text:p>13.98</text:p>
          </table:table-cell>
          <table:table-cell table:style-name="ce1" office:value-type="float" office:value="4.67">
            <text:p>4.67</text:p>
          </table:table-cell>
          <table:table-cell table:style-name="ce1" office:value-type="float" office:value="44962.8">
            <text:p>44962.8</text:p>
          </table:table-cell>
          <table:table-cell table:number-columns-repeated="2" table:style-name="ce1" office:value-type="float" office:value="14.6">
            <text:p>14.6</text:p>
          </table:table-cell>
          <table:table-cell table:style-name="ce3" office:value-type="float" office:value="0.97">
            <text:p>0.97</text:p>
          </table:table-cell>
          <table:table-cell table:style-name="ce1" office:value-type="float" office:value="4.686">
            <text:p>4.686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45248.6">
            <text:p>45248.6</text:p>
          </table:table-cell>
          <table:table-cell table:style-name="ce1" office:value-type="float" office:value="18.59">
            <text:p>18.59</text:p>
          </table:table-cell>
          <table:table-cell table:style-name="ce1" office:value-type="float" office:value="50.9">
            <text:p>50.9</text:p>
          </table:table-cell>
          <table:table-cell table:style-name="ce1" office:value-type="float" office:value="29412">
            <text:p>29412</text:p>
          </table:table-cell>
          <table:table-cell table:style-name="ce3" office:value-type="float" office:value="256.37">
            <text:p>256.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5">
            <text:p>7.35</text:p>
          </table:table-cell>
          <table:table-cell table:style-name="ce1" office:value-type="float" office:value="-44.2">
            <text:p>-44.2</text:p>
          </table:table-cell>
          <table:table-cell table:style-name="ce3" office:value-type="float" office:value="28.058">
            <text:p>28.058</text:p>
          </table:table-cell>
          <table:table-cell table:style-name="ce1" office:value-type="float" office:value="3.25">
            <text:p>3.25</text:p>
          </table:table-cell>
          <table:table-cell table:style-name="ce1" office:value-type="float" office:value="25.91216">
            <text:p>25.91216</text:p>
          </table:table-cell>
          <table:table-cell table:style-name="ce1" office:value-type="float" office:value="-80.13727">
            <text:p>-80.13727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5.82">
            <text:p>5.82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51.8">
            <text:p>1451.8</text:p>
          </table:table-cell>
          <table:table-cell table:style-name="ce1"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4:1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86">
            <text:p>2.86</text:p>
          </table:table-cell>
          <table:table-cell table:style-name="ce2" office:value-type="float" office:value="11.86">
            <text:p>11.86</text:p>
          </table:table-cell>
          <table:table-cell office:value-type="float" office:value="55346.7">
            <text:p>55346.7</text:p>
          </table:table-cell>
          <table:table-cell table:style-name="ce2" office:value-type="float" office:value="3.166">
            <text:p>3.166</text:p>
          </table:table-cell>
          <table:table-cell table:style-name="ce2" office:value-type="float" office:value="9.16">
            <text:p>9.16</text:p>
          </table:table-cell>
          <table:table-cell office:value-type="float" office:value="3.06">
            <text:p>3.06</text:p>
          </table:table-cell>
          <table:table-cell office:value-type="float" office:value="52091.9">
            <text:p>52091.9</text:p>
          </table:table-cell>
          <table:table-cell table:number-columns-repeated="2" office:value-type="float" office:value="74.7">
            <text:p>74.7</text:p>
          </table:table-cell>
          <table:table-cell table:style-name="ce2" office:value-type="float" office:value="4.83">
            <text:p>4.83</text:p>
          </table:table-cell>
          <table:table-cell office:value-type="float" office:value="4.602">
            <text:p>4.602</text:p>
          </table:table-cell>
          <table:table-cell office:value-type="float" office:value="34.43">
            <text:p>34.43</text:p>
          </table:table-cell>
          <table:table-cell office:value-type="float" office:value="52409.1">
            <text:p>52409.1</text:p>
          </table:table-cell>
          <table:table-cell office:value-type="float" office:value="3.56">
            <text:p>3.56</text:p>
          </table:table-cell>
          <table:table-cell office:value-type="float" office:value="9.75">
            <text:p>9.75</text:p>
          </table:table-cell>
          <table:table-cell office:value-type="float" office:value="34066">
            <text:p>34066</text:p>
          </table:table-cell>
          <table:table-cell table:style-name="ce2" office:value-type="float" office:value="945.58">
            <text:p>945.58</text:p>
          </table:table-cell>
          <table:table-cell office:value-type="float" office:value="0">
            <text:p>0</text:p>
          </table:table-cell>
          <table:table-cell office:value-type="float" office:value="7.77">
            <text:p>7.77</text:p>
          </table:table-cell>
          <table:table-cell office:value-type="float" office:value="-70.2">
            <text:p>-70.2</text:p>
          </table:table-cell>
          <table:table-cell table:style-name="ce2" office:value-type="float" office:value="27.933">
            <text:p>27.933</text:p>
          </table:table-cell>
          <table:table-cell office:value-type="float" office:value="2.871">
            <text:p>2.871</text:p>
          </table:table-cell>
          <table:table-cell office:value-type="float" office:value="25.91216">
            <text:p>25.91216</text:p>
          </table:table-cell>
          <table:table-cell office:value-type="float" office:value="-80.13727">
            <text:p>-80.13727</text:p>
          </table:table-cell>
          <table:table-cell office:value-type="float" office:value="3.7">
            <text:p>3.7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4:3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62">
            <text:p>1.62</text:p>
          </table:table-cell>
          <table:table-cell table:style-name="ce2" office:value-type="float" office:value="6.75">
            <text:p>6.75</text:p>
          </table:table-cell>
          <table:table-cell office:value-type="float" office:value="55549.2">
            <text:p>55549.2</text:p>
          </table:table-cell>
          <table:table-cell table:style-name="ce2" office:value-type="float" office:value="2.182">
            <text:p>2.182</text:p>
          </table:table-cell>
          <table:table-cell table:style-name="ce2" office:value-type="float" office:value="7.72">
            <text:p>7.72</text:p>
          </table:table-cell>
          <table:table-cell office:value-type="float" office:value="2.58">
            <text:p>2.58</text:p>
          </table:table-cell>
          <table:table-cell office:value-type="float" office:value="52427.4">
            <text:p>52427.4</text:p>
          </table:table-cell>
          <table:table-cell table:number-columns-repeated="2" office:value-type="float" office:value="88.7">
            <text:p>88.7</text:p>
          </table:table-cell>
          <table:table-cell table:style-name="ce2" office:value-type="float" office:value="5.74">
            <text:p>5.74</text:p>
          </table:table-cell>
          <table:table-cell office:value-type="float" office:value="3.172">
            <text:p>3.172</text:p>
          </table:table-cell>
          <table:table-cell office:value-type="float" office:value="34.68">
            <text:p>34.68</text:p>
          </table:table-cell>
          <table:table-cell office:value-type="float" office:value="52731.1">
            <text:p>52731.1</text:p>
          </table:table-cell>
          <table:table-cell office:value-type="float" office:value="12.01">
            <text:p>12.01</text:p>
          </table:table-cell>
          <table:table-cell office:value-type="float" office:value="32.88">
            <text:p>32.88</text:p>
          </table:table-cell>
          <table:table-cell office:value-type="float" office:value="34275">
            <text:p>34275</text:p>
          </table:table-cell>
          <table:table-cell table:style-name="ce2" office:value-type="float" office:value="729.32">
            <text:p>729.32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-71.9">
            <text:p>-71.9</text:p>
          </table:table-cell>
          <table:table-cell table:style-name="ce2" office:value-type="float" office:value="27.795">
            <text:p>27.795</text:p>
          </table:table-cell>
          <table:table-cell office:value-type="float" office:value="2.188">
            <text:p>2.188</text:p>
          </table:table-cell>
          <table:table-cell office:value-type="float" office:value="25.91216">
            <text:p>25.91216</text:p>
          </table:table-cell>
          <table:table-cell office:value-type="float" office:value="-80.13726">
            <text:p>-80.13726</text:p>
          </table:table-cell>
          <table:table-cell office:value-type="float" office:value="2.9">
            <text:p>2.9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</table:table-cell>
          <table:table-cell office:value-type="string">
            <text:p>12:04:48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43">
            <text:p>1.43</text:p>
          </table:table-cell>
          <table:table-cell table:style-name="ce2" office:value-type="float" office:value="5.95">
            <text:p>5.95</text:p>
          </table:table-cell>
          <table:table-cell office:value-type="float" office:value="55498.4">
            <text:p>55498.4</text:p>
          </table:table-cell>
          <table:table-cell table:style-name="ce2" office:value-type="float" office:value="1.276">
            <text:p>1.276</text:p>
          </table:table-cell>
          <table:table-cell table:style-name="ce2" office:value-type="float" office:value="6.94">
            <text:p>6.94</text:p>
          </table:table-cell>
          <table:table-cell office:value-type="float" office:value="2.32">
            <text:p>2.32</text:p>
          </table:table-cell>
          <table:table-cell office:value-type="float" office:value="52363.1">
            <text:p>52363.1</text:p>
          </table:table-cell>
          <table:table-cell table:number-columns-repeated="2" office:value-type="float" office:value="92.9">
            <text:p>92.9</text:p>
          </table:table-cell>
          <table:table-cell table:style-name="ce2" office:value-type="float" office:value="6.02">
            <text:p>6.02</text:p>
          </table:table-cell>
          <table:table-cell office:value-type="float" office:value="1.854">
            <text:p>1.854</text:p>
          </table:table-cell>
          <table:table-cell office:value-type="float" office:value="34.63">
            <text:p>34.63</text:p>
          </table:table-cell>
          <table:table-cell office:value-type="float" office:value="52668.2">
            <text:p>52668.2</text:p>
          </table:table-cell>
          <table:table-cell office:value-type="float" office:value="5.91">
            <text:p>5.91</text:p>
          </table:table-cell>
          <table:table-cell office:value-type="float" office:value="16.2">
            <text:p>16.2</text:p>
          </table:table-cell>
          <table:table-cell office:value-type="float" office:value="34234">
            <text:p>34234</text:p>
          </table:table-cell>
          <table:table-cell table:style-name="ce2" office:value-type="float" office:value="450.14">
            <text:p>450.14</text:p>
          </table:table-cell>
          <table:table-cell office:value-type="float" office:value="0">
            <text:p>0</text:p>
          </table:table-cell>
          <table:table-cell office:value-type="float" office:value="7.83">
            <text:p>7.83</text:p>
          </table:table-cell>
          <table:table-cell office:value-type="float" office:value="-73.2">
            <text:p>-73.2</text:p>
          </table:table-cell>
          <table:table-cell table:style-name="ce2" office:value-type="float" office:value="27.813">
            <text:p>27.813</text:p>
          </table:table-cell>
          <table:table-cell office:value-type="float" office:value="1.281">
            <text:p>1.281</text:p>
          </table:table-cell>
          <table:table-cell office:value-type="float" office:value="25.91215">
            <text:p>25.91215</text:p>
          </table:table-cell>
          <table:table-cell office:value-type="float" office:value="-80.13725">
            <text:p>-80.13725</text:p>
          </table:table-cell>
          <table:table-cell office:value-type="float" office:value="3.2">
            <text:p>3.2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7">
            <text:p>1451.7</text:p>
          </table:table-cell>
          <table:table-cell table:number-columns-repeated="992"/>
        </table:table-row>
        <table:table-row table:style-name="ro1">
          <table:table-cell office:value-type="string">
            <text:p>10/7/22</text:p>
            <draw:frame table:end-cell-address="Sheet1.F36" table:end-x="0.6228in" table:end-y="0.0992in" draw:z-index="0" draw:style-name="gr1" draw:text-style-name="P1" svg:width="6.2988in" svg:height="3.4992in" svg:x="0.0394in" svg:y="0.1453in">
              <draw:object draw:notify-on-update-of-ranges="Sheet1.A2:Sheet1.B16 Sheet1.H3:Sheet1.H11 Sheet1.F1:Sheet1.F1 Sheet1.F3:Sheet1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12:05:03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76">
            <text:p>0.76</text:p>
          </table:table-cell>
          <table:table-cell table:style-name="ce2" office:value-type="float" office:value="3.2">
            <text:p>3.2</text:p>
          </table:table-cell>
          <table:table-cell office:value-type="float" office:value="55293.3">
            <text:p>55293.3</text:p>
          </table:table-cell>
          <table:table-cell table:style-name="ce2" office:value-type="float" office:value="0.481">
            <text:p>0.481</text:p>
          </table:table-cell>
          <table:table-cell table:style-name="ce2" office:value-type="float" office:value="8.94">
            <text:p>8.94</text:p>
          </table:table-cell>
          <table:table-cell office:value-type="float" office:value="2.99">
            <text:p>2.99</text:p>
          </table:table-cell>
          <table:table-cell office:value-type="float" office:value="51940.6">
            <text:p>51940.6</text:p>
          </table:table-cell>
          <table:table-cell table:number-columns-repeated="2" office:value-type="float" office:value="85.5">
            <text:p>85.5</text:p>
          </table:table-cell>
          <table:table-cell table:style-name="ce2" office:value-type="float" office:value="5.53">
            <text:p>5.53</text:p>
          </table:table-cell>
          <table:table-cell office:value-type="float" office:value="0.699">
            <text:p>0.699</text:p>
          </table:table-cell>
          <table:table-cell office:value-type="float" office:value="34.33">
            <text:p>34.33</text:p>
          </table:table-cell>
          <table:table-cell office:value-type="float" office:value="52267.8">
            <text:p>52267.8</text:p>
          </table:table-cell>
          <table:table-cell office:value-type="float" office:value="1.74">
            <text:p>1.74</text:p>
          </table:table-cell>
          <table:table-cell office:value-type="float" office:value="4.77">
            <text:p>4.77</text:p>
          </table:table-cell>
          <table:table-cell office:value-type="float" office:value="33974">
            <text:p>33974</text:p>
          </table:table-cell>
          <table:table-cell table:style-name="ce2" office:value-type="float" office:value="71.26">
            <text:p>71.26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-71.5">
            <text:p>-71.5</text:p>
          </table:table-cell>
          <table:table-cell table:style-name="ce2" office:value-type="float" office:value="28.031">
            <text:p>28.031</text:p>
          </table:table-cell>
          <table:table-cell office:value-type="float" office:value="0.489">
            <text:p>0.489</text:p>
          </table:table-cell>
          <table:table-cell office:value-type="float" office:value="25.91213">
            <text:p>25.91213</text:p>
          </table:table-cell>
          <table:table-cell office:value-type="float" office:value="-80.13723">
            <text:p>-80.13723</text:p>
          </table:table-cell>
          <table:table-cell office:value-type="float" office:value="3.6">
            <text:p>3.6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51.5">
            <text:p>1451.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4" table:number-matrix-columns-spanned="2" table:number-matrix-rows-spanned="5" table:formula="of:=LINEST([.F3:.F11];[.H3:.H11];1;1)" office:value-type="float" office:value="2.69886408986638">
            <text:p>2.6988640899</text:p>
          </table:table-cell>
          <table:table-cell office:value-type="float" office:value="-1.36756731677572">
            <text:p>-1.3675673168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.45282646560401">
            <text:p>1.4528264656</text:p>
          </table:table-cell>
          <table:table-cell office:value-type="float" office:value="3.6095803842386">
            <text:p>3.6095803842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30202331679989">
            <text:p>0.3302023317</text:p>
          </table:table-cell>
          <table:table-cell office:value-type="float" office:value="4.41370152096962">
            <text:p>4.413701521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.45091724125799">
            <text:p>3.450917241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67.2264944087556">
            <text:p>67.2264944088</text:p>
          </table:table-cell>
          <table:table-cell office:value-type="float" office:value="136.365327813467">
            <text:p>136.3653278135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Sheet1.F57" table:end-x="0.5839in" table:end-y="0.0311in" draw:z-index="1" draw:style-name="gr1" draw:text-style-name="P1" svg:width="6.2988in" svg:height="3.4992in" svg:x="0.0004in" svg:y="0.076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6"/>
          <table:table-cell table:number-matrix-columns-spanned="2" table:number-matrix-rows-spanned="5" table:formula="of:=LINEST([.U3:.U11];[.H3:.H11];1;1)" office:value-type="float" office:value="107.406863976703">
            <text:p>107.4068639767</text:p>
          </table:table-cell>
          <table:table-cell office:value-type="float" office:value="-113.693417282255">
            <text:p>-113.6934172823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.2663402856851">
            <text:p>36.2663402857</text:p>
          </table:table-cell>
          <table:table-cell office:value-type="float" office:value="90.1045469659082">
            <text:p>90.1045469659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556151620503251">
            <text:p>0.5561516205</text:p>
          </table:table-cell>
          <table:table-cell office:value-type="float" office:value="110.177509199202">
            <text:p>110.1775091992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8.77115141872736">
            <text:p>8.7711514187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6473.739755507">
            <text:p>106473.739755507</text:p>
          </table:table-cell>
          <table:table-cell table:style-name="ce4" office:value-type="float" office:value="84973.5847333817">
            <text:p>84973.5847333817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Sheet1.F77" table:end-x="0.5839in" table:end-y="0.1382in" draw:z-index="2" draw:style-name="gr1" draw:text-style-name="P1" svg:width="6.2988in" svg:height="3.5016in" svg:x="0.0004in" svg:y="0.013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6"/>
          <table:table-cell table:number-matrix-columns-spanned="2" table:number-matrix-rows-spanned="5" table:formula="of:=LINEST([.N3:.N11];[.H3:.H11];1;1)" office:value-type="float" office:value="-1.09404440228229">
            <text:p>-1.0940444023</text:p>
          </table:table-cell>
          <table:table-cell office:value-type="float" office:value="7.14769918335579">
            <text:p>7.1476991834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609870931571944">
            <text:p>0.6098709316</text:p>
          </table:table-cell>
          <table:table-cell office:value-type="float" office:value="1.51523819508904">
            <text:p>1.5152381951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314938398305598">
            <text:p>0.3149383983</text:p>
          </table:table-cell>
          <table:table-cell office:value-type="float" office:value="1.85279406866748">
            <text:p>1.8527940687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.21805919743057">
            <text:p>3.2180591974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1.0471011959966">
            <text:p>11.047101196</text:p>
          </table:table-cell>
          <table:table-cell table:style-name="ce5" office:value-type="float" office:value="24.0299210262257">
            <text:p>24.0299210262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frame table:end-cell-address="Sheet1.F98" table:end-x="0.5839in" table:end-y="0.078in" draw:z-index="3" draw:style-name="gr1" draw:text-style-name="P1" svg:width="6.2988in" svg:height="3.4988in" svg:x="0.0004in" svg:y="0.124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number-matrix-columns-spanned="2" table:number-matrix-rows-spanned="5" table:formula="of:=LINEST([.Y3:.Y11];[.H3:.H11];1;1)" office:value-type="float" office:value="-0.0240454917832963">
            <text:p>-0.0240454918</text:p>
          </table:table-cell>
          <table:table-cell office:value-type="float" office:value="28.0005538774137">
            <text:p>28.0005538774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0347858819061915">
            <text:p>0.0347858819</text:p>
          </table:table-cell>
          <table:table-cell office:value-type="float" office:value="0.0864263144633912">
            <text:p>0.0864263145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0638978841928706">
            <text:p>0.0638978842</text:p>
          </table:table-cell>
          <table:table-cell office:value-type="float" office:value="0.105679861643899">
            <text:p>0.1056798616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477816663157987">
            <text:p>0.4778166632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.00533636790048335">
            <text:p>0.0053363679</text:p>
          </table:table-cell>
          <table:table-cell table:style-name="ce5" office:value-type="float" office:value="0.0781776320995159">
            <text:p>0.0781776321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9">03/09/2023</text:date>, <text:time>16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3-09T16:06:13</dc:date>
    <meta:editing-duration>PT23H22M27S</meta:editing-duration>
    <meta:editing-cycles>5</meta:editing-cycles>
    <meta:document-statistic meta:table-count="1" meta:cell-count="5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svg:stroke-color="#579d1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889cm" xlink:href=".." xlink:type="simple" chart:class="chart:scatter" chart:style-name="ch1">
        <chart:legend svg:x="2.027cm" svg:y="3.443cm" style:legend-expansion="custom" chartooo:width="4.991cm" chartooo:height="1.102cm" style:legend-expansion-aspect-ratio="4.52903811252269" chart:style-name="ch2"/>
        <chart:plot-area chart:style-name="ch3" table:cell-range-address="Sheet1.A2:Sheet1.B16 Sheet1.H3:Sheet1.H11 Sheet1.F1:Sheet1.F1 Sheet1.F3:Sheet1.F11" chart:data-source-has-labels="both" svg:x="0.757cm" svg:y="0.191cm" svg:width="15.128cm" svg:height="8.103cm">
          <chartooo:coordinate-region svg:x="1.408cm" svg:y="0.392cm" svg:width="14.228cm" svg:height="7.252cm"/>
          <chart:axis chart:dimension="x" chart:name="primary-x" chart:style-name="ch4" chartooo:axis-type="auto">
            <chart:categories table:cell-range-address="Sheet1.A2:Sheet1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1" chart:label-cell-address="Sheet1.F1:Sheet1.F1" chart:class="chart:scatter">
            <chart:domain table:cell-range-address="Sheet1.H3:Sheet1.H11"/>
            <chart:regression-curve chart:style-name="ch7">
              <chart:equation chart:display-r-square="true" svg:x="1.554cm" svg:y="1.322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hlorophyll ug/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/7/22 12:01:48</text:p>
                <text:list>
                  <text:list-item>
                    <text:p>10/7/22</text:p>
                  </text:list-item>
                  <text:list-item>
                    <text:p>12:01:48</text:p>
                  </text:list-item>
                </text:list>
                <draw:g>
                  <svg:desc>Sheet1.A2:Sheet1.B16</svg:desc>
                </draw:g>
              </table:table-cell>
              <table:table-cell office:value-type="float" office:value="0.244">
                <text:p>0.244</text:p>
                <draw:g>
                  <svg:desc>Sheet1.H3:Sheet1.H11</svg:desc>
                </draw:g>
              </table:table-cell>
              <table:table-cell office:value-type="float" office:value="1.5">
                <text:p>1.5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10/7/22 12:02:03</text:p>
                <text:list>
                  <text:list-item>
                    <text:p>10/7/22</text:p>
                  </text:list-item>
                  <text:list-item>
                    <text:p>12:02:03</text:p>
                  </text:list-item>
                </text:list>
              </table:table-cell>
              <table:table-cell office:value-type="float" office:value="1.147">
                <text:p>1.1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/7/22 12:02:18</text:p>
                <text:list>
                  <text:list-item>
                    <text:p>10/7/22</text:p>
                  </text:list-item>
                  <text:list-item>
                    <text:p>12:02:18</text:p>
                  </text:list-item>
                </text:list>
              </table:table-cell>
              <table:table-cell office:value-type="float" office:value="1.425">
                <text:p>1.42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/7/22 12:02:33</text:p>
                <text:list>
                  <text:list-item>
                    <text:p>10/7/22</text:p>
                  </text:list-item>
                  <text:list-item>
                    <text:p>12:02:33</text:p>
                  </text:list-item>
                </text:list>
              </table:table-cell>
              <table:table-cell office:value-type="float" office:value="2.422">
                <text:p>2.42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/7/22 12:02:48</text:p>
                <text:list>
                  <text:list-item>
                    <text:p>10/7/22</text:p>
                  </text:list-item>
                  <text:list-item>
                    <text:p>12:02:48</text:p>
                  </text:list-item>
                </text:list>
              </table:table-cell>
              <table:table-cell office:value-type="float" office:value="2.732">
                <text:p>2.73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0/7/22 12:03:03</text:p>
                <text:list>
                  <text:list-item>
                    <text:p>10/7/22</text:p>
                  </text:list-item>
                  <text:list-item>
                    <text:p>12:03:03</text:p>
                  </text:list-item>
                </text:list>
              </table:table-cell>
              <table:table-cell office:value-type="float" office:value="2.886">
                <text:p>2.88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0/7/22 12:03:18</text:p>
                <text:list>
                  <text:list-item>
                    <text:p>10/7/22</text:p>
                  </text:list-item>
                  <text:list-item>
                    <text:p>12:03:18</text:p>
                  </text:list-item>
                </text:list>
              </table:table-cell>
              <table:table-cell office:value-type="float" office:value="3.12">
                <text:p>3.12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0/7/22 12:03:33</text:p>
                <text:list>
                  <text:list-item>
                    <text:p>10/7/22</text:p>
                  </text:list-item>
                  <text:list-item>
                    <text:p>12:03:33</text:p>
                  </text:list-item>
                </text:list>
              </table:table-cell>
              <table:table-cell office:value-type="float" office:value="3.206">
                <text:p>3.20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/7/22 12:03:48</text:p>
                <text:list>
                  <text:list-item>
                    <text:p>10/7/22</text:p>
                  </text:list-item>
                  <text:list-item>
                    <text:p>12:03:48</text:p>
                  </text:list-item>
                </text:list>
              </table:table-cell>
              <table:table-cell office:value-type="float" office:value="3.237">
                <text:p>3.237</text:p>
              </table:table-cell>
              <table:table-cell office:value-type="float" office:value="17.43">
                <text:p>17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false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889cm" xlink:href="." xlink:type="simple" chart:class="chart:scatter" chart:style-name="ch1">
        <chart:legend svg:x="1.933cm" svg:y="2.705cm" style:legend-expansion="custom" chartooo:width="4.615cm" chartooo:height="1.102cm" style:legend-expansion-aspect-ratio="4.18784029038113" chart:style-name="ch2"/>
        <chart:plot-area chart:style-name="ch3" chart:data-source-has-labels="both" svg:x="0.763cm" svg:y="0.102cm" svg:width="15.086cm" svg:height="8.193cm">
          <chartooo:coordinate-region svg:x="1.602cm" svg:y="0.303cm" svg:width="13.998cm" svg:height="7.342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E$2:.$E$10" chart:label-cell-address="local-table.$E$1" chart:class="chart:scatter">
            <chart:domain table:cell-range-address="local-table.$B$2:.$B$10"/>
            <chart:regression-curve chart:style-name="ch7">
              <chart:equation chart:display-r-square="true" svg:x="1.722cm" svg:y="1.122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urbidity FNU</text:p>
              </table:table-cell>
            </table:table-row>
          </table:table-header-rows>
          <table:table-rows>
            <table:table-row>
              <table:table-cell office:value-type="string">
                <text:p>10/7/22 12:01:48</text:p>
                <text:list>
                  <text:list-item>
                    <text:p>10/7/22</text:p>
                  </text:list-item>
                  <text:list-item>
                    <text:p>12:01:48</text:p>
                  </text:list-item>
                </text:list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/7/22 12:02:03</text:p>
                <text:list>
                  <text:list-item>
                    <text:p>10/7/22</text:p>
                  </text:list-item>
                  <text:list-item>
                    <text:p>12:02:03</text:p>
                  </text:list-item>
                </text:list>
              </table:table-cell>
              <table:table-cell office:value-type="float" office:value="1.147">
                <text:p>1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/7/22 12:02:18</text:p>
                <text:list>
                  <text:list-item>
                    <text:p>10/7/22</text:p>
                  </text:list-item>
                  <text:list-item>
                    <text:p>12:02:18</text:p>
                  </text:list-item>
                </text:list>
              </table:table-cell>
              <table:table-cell office:value-type="float" office:value="1.425">
                <text:p>1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/7/22 12:02:33</text:p>
                <text:list>
                  <text:list-item>
                    <text:p>10/7/22</text:p>
                  </text:list-item>
                  <text:list-item>
                    <text:p>12:02:33</text:p>
                  </text:list-item>
                </text:list>
              </table:table-cell>
              <table:table-cell office:value-type="float" office:value="2.422">
                <text:p>2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0/7/22 12:02:48</text:p>
                <text:list>
                  <text:list-item>
                    <text:p>10/7/22</text:p>
                  </text:list-item>
                  <text:list-item>
                    <text:p>12:02:48</text:p>
                  </text:list-item>
                </text:list>
              </table:table-cell>
              <table:table-cell office:value-type="float" office:value="2.732">
                <text:p>2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10/7/22 12:03:03</text:p>
                <text:list>
                  <text:list-item>
                    <text:p>10/7/22</text:p>
                  </text:list-item>
                  <text:list-item>
                    <text:p>12:03:03</text:p>
                  </text:list-item>
                </text:list>
              </table:table-cell>
              <table:table-cell office:value-type="float" office:value="2.886">
                <text:p>2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66">
                <text:p>148.66</text:p>
              </table:table-cell>
            </table:table-row>
            <table:table-row>
              <table:table-cell office:value-type="string">
                <text:p>10/7/22 12:03:18</text:p>
                <text:list>
                  <text:list-item>
                    <text:p>10/7/22</text:p>
                  </text:list-item>
                  <text:list-item>
                    <text:p>12:03:18</text:p>
                  </text:list-item>
                </text:list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89">
                <text:p>247.89</text:p>
              </table:table-cell>
            </table:table-row>
            <table:table-row>
              <table:table-cell office:value-type="string">
                <text:p>10/7/22 12:03:33</text:p>
                <text:list>
                  <text:list-item>
                    <text:p>10/7/22</text:p>
                  </text:list-item>
                  <text:list-item>
                    <text:p>12:03:33</text:p>
                  </text:list-item>
                </text:list>
              </table:table-cell>
              <table:table-cell office:value-type="float" office:value="3.206">
                <text:p>3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71">
                <text:p>433.71</text:p>
              </table:table-cell>
            </table:table-row>
            <table:table-row>
              <table:table-cell office:value-type="string">
                <text:p>10/7/22 12:03:48</text:p>
                <text:list>
                  <text:list-item>
                    <text:p>10/7/22</text:p>
                  </text:list-item>
                  <text:list-item>
                    <text:p>12:03:48</text:p>
                  </text:list-item>
                </text:list>
              </table:table-cell>
              <table:table-cell office:value-type="float" office:value="3.237">
                <text:p>3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37">
                <text:p>256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false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121cm" xlink:href="." xlink:type="simple" chart:class="chart:scatter" chart:style-name="ch1">
        <chart:legend svg:x="1.545cm" svg:y="3.156cm" style:legend-expansion="custom" chartooo:width="2.827cm" chartooo:height="0.615cm" style:legend-expansion-aspect-ratio="4.59674796747968" chart:style-name="ch2"/>
        <chart:plot-area chart:style-name="ch3" chart:data-source-has-labels="both" svg:x="0.775cm" svg:y="0.273cm" svg:width="15.038cm" svg:height="8.223cm">
          <chartooo:coordinate-region svg:x="1.214cm" svg:y="0.474cm" svg:width="14.35cm" svg:height="7.372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D$2:.$D$10" chart:label-cell-address="local-table.$D$1" chart:class="chart:scatter">
            <chart:domain table:cell-range-address="local-table.$B$2:.$B$10"/>
            <chart:regression-curve chart:style-name="ch7">
              <chart:equation chart:display-r-square="true" svg:x="1.214cm" svg:y="3.997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DO mg/L</text:p>
              </table:table-cell>
            </table:table-row>
          </table:table-header-rows>
          <table:table-rows>
            <table:table-row>
              <table:table-cell office:value-type="string">
                <text:p>10/7/22 12:01:48</text:p>
                <text:list>
                  <text:list-item>
                    <text:p>10/7/22</text:p>
                  </text:list-item>
                  <text:list-item>
                    <text:p>12:01:48</text:p>
                  </text:list-item>
                </text:list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0/7/22 12:02:03</text:p>
                <text:list>
                  <text:list-item>
                    <text:p>10/7/22</text:p>
                  </text:list-item>
                  <text:list-item>
                    <text:p>12:02:03</text:p>
                  </text:list-item>
                </text:list>
              </table:table-cell>
              <table:table-cell office:value-type="float" office:value="1.147">
                <text:p>1.14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/7/22 12:02:18</text:p>
                <text:list>
                  <text:list-item>
                    <text:p>10/7/22</text:p>
                  </text:list-item>
                  <text:list-item>
                    <text:p>12:02:18</text:p>
                  </text:list-item>
                </text:list>
              </table:table-cell>
              <table:table-cell office:value-type="float" office:value="1.425">
                <text:p>1.425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0/7/22 12:02:33</text:p>
                <text:list>
                  <text:list-item>
                    <text:p>10/7/22</text:p>
                  </text:list-item>
                  <text:list-item>
                    <text:p>12:02:33</text:p>
                  </text:list-item>
                </text:list>
              </table:table-cell>
              <table:table-cell office:value-type="float" office:value="2.422">
                <text:p>2.422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10/7/22 12:02:48</text:p>
                <text:list>
                  <text:list-item>
                    <text:p>10/7/22</text:p>
                  </text:list-item>
                  <text:list-item>
                    <text:p>12:02:48</text:p>
                  </text:list-item>
                </text:list>
              </table:table-cell>
              <table:table-cell office:value-type="float" office:value="2.732">
                <text:p>2.732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0/7/22 12:03:03</text:p>
                <text:list>
                  <text:list-item>
                    <text:p>10/7/22</text:p>
                  </text:list-item>
                  <text:list-item>
                    <text:p>12:03:03</text:p>
                  </text:list-item>
                </text:list>
              </table:table-cell>
              <table:table-cell office:value-type="float" office:value="2.886">
                <text:p>2.886</text:p>
              </table:table-cell>
              <table:table-cell office:value-type="float" office:value="NaN">
                <text:p>NaN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0/7/22 12:03:18</text:p>
                <text:list>
                  <text:list-item>
                    <text:p>10/7/22</text:p>
                  </text:list-item>
                  <text:list-item>
                    <text:p>12:03:18</text:p>
                  </text:list-item>
                </text:list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0/7/22 12:03:33</text:p>
                <text:list>
                  <text:list-item>
                    <text:p>10/7/22</text:p>
                  </text:list-item>
                  <text:list-item>
                    <text:p>12:03:33</text:p>
                  </text:list-item>
                </text:list>
              </table:table-cell>
              <table:table-cell office:value-type="float" office:value="3.206">
                <text:p>3.206</text:p>
              </table:table-cell>
              <table:table-cell office:value-type="float" office:value="NaN">
                <text:p>NaN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/7/22 12:03:48</text:p>
                <text:list>
                  <text:list-item>
                    <text:p>10/7/22</text:p>
                  </text:list-item>
                  <text:list-item>
                    <text:p>12:03:48</text:p>
                  </text:list-item>
                </text:list>
              </table:table-cell>
              <table:table-cell office:value-type="float" office:value="3.237">
                <text:p>3.237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hourglass" chart:symbol-width="0.25cm" chart:symbol-height="0.25cm" chart:link-data-style-to-source="false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svg:stroke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888cm" xlink:href="." xlink:type="simple" chart:class="chart:scatter" chart:style-name="ch1">
        <chart:legend svg:x="6.258cm" svg:y="6.676cm" style:legend-expansion="custom" chartooo:width="6.361cm" chartooo:height="0.601cm" style:legend-expansion-aspect-ratio="10.5840266222962" chart:style-name="ch2"/>
        <chart:plot-area chart:style-name="ch3" chart:data-source-has-labels="both" svg:x="0.775cm" svg:y="0.278cm" svg:width="15.002cm" svg:height="8.016cm">
          <chartooo:coordinate-region svg:x="1.708cm" svg:y="0.479cm" svg:width="13.82cm" svg:height="7.165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F$2:.$F$10" chart:label-cell-address="local-table.$F$1" chart:class="chart:scatter">
            <chart:domain table:cell-range-address="local-table.$B$2:.$B$10"/>
            <chart:regression-curve chart:style-name="ch7">
              <chart:equation chart:display-r-square="true" svg:x="1.944cm" svg:y="5.284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emp °C</text:p>
              </table:table-cell>
            </table:table-row>
          </table:table-header-rows>
          <table:table-rows>
            <table:table-row>
              <table:table-cell office:value-type="string">
                <text:p>10/7/22 12:01:48</text:p>
                <text:list>
                  <text:list-item>
                    <text:p>10/7/22</text:p>
                  </text:list-item>
                  <text:list-item>
                    <text:p>12:01:48</text:p>
                  </text:list-item>
                </text:list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47">
                <text:p>28.147</text:p>
              </table:table-cell>
            </table:table-row>
            <table:table-row>
              <table:table-cell office:value-type="string">
                <text:p>10/7/22 12:02:03</text:p>
                <text:list>
                  <text:list-item>
                    <text:p>10/7/22</text:p>
                  </text:list-item>
                  <text:list-item>
                    <text:p>12:02:03</text:p>
                  </text:list-item>
                </text:list>
              </table:table-cell>
              <table:table-cell office:value-type="float" office:value="1.147">
                <text:p>1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31">
                <text:p>27.931</text:p>
              </table:table-cell>
            </table:table-row>
            <table:table-row>
              <table:table-cell office:value-type="string">
                <text:p>10/7/22 12:02:18</text:p>
                <text:list>
                  <text:list-item>
                    <text:p>10/7/22</text:p>
                  </text:list-item>
                  <text:list-item>
                    <text:p>12:02:18</text:p>
                  </text:list-item>
                </text:list>
              </table:table-cell>
              <table:table-cell office:value-type="float" office:value="1.425">
                <text:p>1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17">
                <text:p>27.817</text:p>
              </table:table-cell>
            </table:table-row>
            <table:table-row>
              <table:table-cell office:value-type="string">
                <text:p>10/7/22 12:02:33</text:p>
                <text:list>
                  <text:list-item>
                    <text:p>10/7/22</text:p>
                  </text:list-item>
                  <text:list-item>
                    <text:p>12:02:33</text:p>
                  </text:list-item>
                </text:list>
              </table:table-cell>
              <table:table-cell office:value-type="float" office:value="2.422">
                <text:p>2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0/7/22 12:02:48</text:p>
                <text:list>
                  <text:list-item>
                    <text:p>10/7/22</text:p>
                  </text:list-item>
                  <text:list-item>
                    <text:p>12:02:48</text:p>
                  </text:list-item>
                </text:list>
              </table:table-cell>
              <table:table-cell office:value-type="float" office:value="2.732">
                <text:p>2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11">
                <text:p>27.911</text:p>
              </table:table-cell>
            </table:table-row>
            <table:table-row>
              <table:table-cell office:value-type="string">
                <text:p>10/7/22 12:03:03</text:p>
                <text:list>
                  <text:list-item>
                    <text:p>10/7/22</text:p>
                  </text:list-item>
                  <text:list-item>
                    <text:p>12:03:03</text:p>
                  </text:list-item>
                </text:list>
              </table:table-cell>
              <table:table-cell office:value-type="float" office:value="2.886">
                <text:p>2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21">
                <text:p>27.921</text:p>
              </table:table-cell>
            </table:table-row>
            <table:table-row>
              <table:table-cell office:value-type="string">
                <text:p>10/7/22 12:03:18</text:p>
                <text:list>
                  <text:list-item>
                    <text:p>10/7/22</text:p>
                  </text:list-item>
                  <text:list-item>
                    <text:p>12:03:18</text:p>
                  </text:list-item>
                </text:list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27">
                <text:p>27.927</text:p>
              </table:table-cell>
            </table:table-row>
            <table:table-row>
              <table:table-cell office:value-type="string">
                <text:p>10/7/22 12:03:33</text:p>
                <text:list>
                  <text:list-item>
                    <text:p>10/7/22</text:p>
                  </text:list-item>
                  <text:list-item>
                    <text:p>12:03:33</text:p>
                  </text:list-item>
                </text:list>
              </table:table-cell>
              <table:table-cell office:value-type="float" office:value="3.206">
                <text:p>3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62">
                <text:p>27.962</text:p>
              </table:table-cell>
            </table:table-row>
            <table:table-row>
              <table:table-cell office:value-type="string">
                <text:p>10/7/22 12:03:48</text:p>
                <text:list>
                  <text:list-item>
                    <text:p>10/7/22</text:p>
                  </text:list-item>
                  <text:list-item>
                    <text:p>12:03:48</text:p>
                  </text:list-item>
                </text:list>
              </table:table-cell>
              <table:table-cell office:value-type="float" office:value="3.237">
                <text:p>3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58">
                <text:p>28.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